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ce604" officeooo:paragraph-rsid="001ce604"/>
    </style:style>
    <style:style style:name="P2" style:family="paragraph" style:parent-style-name="Standard">
      <style:text-properties officeooo:rsid="001edd7a" officeooo:paragraph-rsid="001edd7a"/>
    </style:style>
    <style:style style:name="P3" style:family="paragraph" style:parent-style-name="Standard">
      <style:text-properties officeooo:rsid="001fef94" officeooo:paragraph-rsid="0020ece8"/>
    </style:style>
    <style:style style:name="P4" style:family="paragraph" style:parent-style-name="Standard">
      <style:text-properties officeooo:rsid="0022ae4d" officeooo:paragraph-rsid="0022ae4d"/>
    </style:style>
    <style:style style:name="P5" style:family="paragraph" style:parent-style-name="Standard">
      <style:text-properties officeooo:rsid="001ce604" officeooo:paragraph-rsid="001ce604"/>
    </style:style>
    <style:style style:name="P6" style:family="paragraph" style:parent-style-name="Standard">
      <style:text-properties officeooo:rsid="0022bcb9" officeooo:paragraph-rsid="0022bcb9"/>
    </style:style>
    <style:style style:name="T1" style:family="text">
      <style:text-properties officeooo:rsid="0020e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ja de Conceptos</text:p>
      <text:p text:style-name="P1"/>
      <text:p text:style-name="P1">software libre</text:p>
      <text:p text:style-name="P1">software privativo</text:p>
      <text:p text:style-name="P1">maquina vitual</text:p>
      <text:p text:style-name="P1">hypervisor</text:p>
      <text:p text:style-name="P1">IP</text:p>
      <text:p text:style-name="P1">Ipv6</text:p>
      <text:p text:style-name="P6">nfs</text:p>
      <text:p text:style-name="P6">openssl</text:p>
      <text:p text:style-name="P6">hearthbleed</text:p>
      <text:p text:style-name="P1">hostname</text:p>
      <text:p text:style-name="P1">firewall</text:p>
      <text:p text:style-name="P1">regla firewall</text:p>
      <text:p text:style-name="P1">distribucion</text:p>
      <text:p text:style-name="P1">ssh</text:p>
      <text:p text:style-name="P1">clave publica/privada</text:p>
      <text:p text:style-name="P1">ubuntu</text:p>
      <text:p text:style-name="P1">fedora</text:p>
      <text:p text:style-name="P1">scientific linux</text:p>
      <text:p text:style-name="P1">centos</text:p>
      <text:p text:style-name="P1">virtualbox</text:p>
      <text:p text:style-name="P1">xen</text:p>
      <text:p text:style-name="P1">kvm</text:p>
      <text:p text:style-name="P1">hyper-v</text:p>
      <text:p text:style-name="P1">.ova</text:p>
      <text:p text:style-name="P2">openstack</text:p>
      <text:p text:style-name="P2">suse cloud</text:p>
      <text:p text:style-name="P3">vates (xenorchestra</text:p>
      <text:p text:style-name="P3"><text:span text:style-name="T1">dia (</text:span><text:a xlink:type="simple" xlink:href="https://wiki.gnome.org/Apps/Dia"><text:span text:style-name="T1">https://wiki.gnome.org/Apps/Dia</text:span></text:a><text:span text:style-name="T1">)</text:span>)</text:p>
      <text:p text:style-name="P4">Planner (https://wiki.gnome.org/action/show/Apps/Planner?action=show&amp;redirect=Planner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Fernandez Rodriguez</meta:initial-creator>
    <meta:creation-date>2014-03-01T17:29:10.387137169</meta:creation-date>
    <dc:date>2014-04-19T17:00:26.404259139</dc:date>
    <dc:creator>Daniel Fernandez Rodriguez</dc:creator>
    <meta:editing-duration>PT32M38S</meta:editing-duration>
    <meta:editing-cycles>6</meta:editing-cycles>
    <meta:generator>LibreOffice/4.2.3.3$Linux_X86_64 LibreOffice_project/420m0$Build-3</meta:generator>
    <meta:document-statistic meta:table-count="0" meta:image-count="0" meta:object-count="0" meta:page-count="1" meta:paragraph-count="30" meta:word-count="42" meta:character-count="389" meta:non-whitespace-character-count="377"/>
  </office:meta>
</office:document-meta>
</file>